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0b96" officeooo:paragraph-rsid="00140b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olo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yla</meta:initial-creator>
    <meta:creation-date>2015-05-24T13:22:15.272932501</meta:creation-date>
    <dc:date>2015-05-24T13:22:30.301549903</dc:date>
    <dc:creator>Daniel Bryla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2.8.2$Linux_X86_64 LibreOffice_project/420m0$Build-2</meta:generator>
  </office:meta>
</office:document-meta>
</file>